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87EAF9B075.png"/>
  <manifest:file-entry manifest:media-type="image/png" manifest:full-path="Pictures/10000000000000180000002948F9516E.png"/>
  <manifest:file-entry manifest:media-type="image/png" manifest:full-path="Pictures/1000020100000100000000C0C77C21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1cm" fo:min-width="1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3pt"/>
    </style:style>
    <style:style style:name="P5" style:family="paragraph">
      <style:paragraph-properties fo:text-align="center"/>
      <style:text-properties fo:font-size="13pt"/>
    </style:style>
    <style:style style:name="T1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28cm" svg:height="6.771cm" svg:x="0.972cm" svg:y="11cm">
          <draw:image xlink:href="Pictures/1000020100000100000000C0C77C2124.png" xlink:type="simple" xlink:show="embed" xlink:actuate="onLoad">
            <text:p text:style-name="P2"/>
          </draw:image>
        </draw:frame>
        <draw:frame draw:style-name="gr1" draw:text-style-name="P1" draw:layer="layout" svg:width="0.563cm" svg:height="4.76cm" svg:x="11.504cm" svg:y="12.74cm">
          <draw:image xlink:href="Pictures/100000000000001000000087EAF9B075.png" xlink:type="simple" xlink:show="embed" xlink:actuate="onLoad">
            <text:p text:style-name="P2"/>
          </draw:image>
        </draw:frame>
        <draw:frame draw:style-name="gr1" draw:text-style-name="P1" draw:layer="layout" svg:width="0.845cm" svg:height="1.445cm" svg:x="14.155cm" svg:y="12.755cm">
          <draw:image xlink:href="Pictures/10000000000000180000002948F9516E.png" xlink:type="simple" xlink:show="embed" xlink:actuate="onLoad">
            <text:p text:style-name="P2"/>
          </draw:image>
        </draw:frame>
        <draw:frame draw:style-name="gr2" draw:text-style-name="P4" draw:layer="layout" svg:width="2.667cm" svg:height="1.309cm" svg:x="10.5cm" svg:y="11.249cm">
          <draw:text-box>
            <text:p text:style-name="P2"><text:span text:style-name="T1">Mapa de </text:span></text:p>
            <text:p text:style-name="P3"><text:span text:style-name="T1">Tiles</text:span></text:p>
          </draw:text-box>
        </draw:frame>
        <draw:frame draw:style-name="gr3" draw:text-style-name="P5" draw:layer="layout" svg:width="2.424cm" svg:height="1.309cm" svg:x="13.5cm" svg:y="11.255cm">
          <draw:text-box>
            <text:p text:style-name="P3"><text:span text:style-name="T1">Mapa de</text:span><text:span text:style-name="T1"><text:line-break/></text:span><text:span text:style-name="T1">Spri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10-29T13:28:15</meta:creation-date>
    <dc:creator>andre</dc:creator>
    <dc:date>2006-11-12T10:29:54</dc:date>
    <dc:language>pt-BR</dc:language>
    <meta:editing-cycles>3</meta:editing-cycles>
    <meta:editing-duration>PT9M1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